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P2" style:family="paragraph" style:parent-style-name="Text_20_body">
      <style:text-properties officeooo:rsid="013723c1" officeooo:paragraph-rsid="013723c1"/>
    </style:style>
    <style:style style:name="P3" style:family="paragraph" style:parent-style-name="Text_20_body">
      <style:text-properties officeooo:rsid="0140f987" officeooo:paragraph-rsid="0140f987"/>
    </style:style>
    <style:style style:name="P4" style:family="paragraph" style:parent-style-name="Standard">
      <style:text-properties officeooo:rsid="0137112d" officeooo:paragraph-rsid="0137112d"/>
    </style:style>
    <style:style style:name="P5" style:family="paragraph" style:parent-style-name="Text_20_body">
      <style:text-properties fo:font-weight="bold" officeooo:rsid="0139ce00" officeooo:paragraph-rsid="0139ce00" style:font-weight-asian="bold" style:font-weight-complex="bold"/>
    </style:style>
    <style:style style:name="P6"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P7"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426cca"/>
    </style:style>
    <style:style style:name="P8" style:family="paragraph" style:parent-style-name="Heading_20_1">
      <style:text-properties officeooo:rsid="013723c1" officeooo:paragraph-rsid="013723c1"/>
    </style:style>
    <style:style style:name="P9" style:family="paragraph" style:parent-style-name="Heading_20_1">
      <style:text-properties officeooo:rsid="013f3e6d" officeooo:paragraph-rsid="013f3e6d"/>
    </style:style>
    <style:style style:name="P10" style:family="paragraph" style:parent-style-name="Heading_20_1">
      <style:text-properties officeooo:rsid="0140f987" officeooo:paragraph-rsid="0140f987"/>
    </style:style>
    <style:style style:name="P11" style:family="paragraph" style:parent-style-name="Text_20_body">
      <style:text-properties fo:font-style="normal" officeooo:rsid="013723c1" officeooo:paragraph-rsid="013723c1" style:font-style-asian="normal" style:font-style-complex="normal"/>
    </style:style>
    <style:style style:name="P12" style:family="paragraph" style:parent-style-name="Text_20_body">
      <style:text-properties fo:font-style="normal" fo:font-weight="normal" officeooo:rsid="0139ce00" officeooo:paragraph-rsid="0139ce00" style:font-style-asian="normal" style:font-weight-asian="normal" style:font-style-complex="normal" style:font-weight-complex="normal"/>
    </style:style>
    <style:style style:name="P13" style:family="paragraph" style:parent-style-name="Text_20_body" style:list-style-name="AdvLab-Bullet">
      <style:text-properties fo:font-weight="bold" officeooo:rsid="01374f04" officeooo:paragraph-rsid="01374f04" style:font-weight-asian="bold" style:font-weight-complex="bold"/>
    </style:style>
    <style:style style:name="P14" style:family="paragraph" style:parent-style-name="Text_20_body" style:list-style-name="AdvLab-Bullet">
      <style:text-properties fo:font-weight="bold" officeooo:rsid="013ba3ce" officeooo:paragraph-rsid="013ba3ce" style:font-weight-asian="bold" style:font-weight-complex="bold"/>
    </style:style>
    <style:style style:name="P15" style:family="paragraph" style:parent-style-name="Text_20_body" style:list-style-name="AdvLab-Bullet">
      <style:text-properties fo:font-weight="bold" officeooo:rsid="0139ce00" officeooo:paragraph-rsid="0139ce00" style:font-weight-asian="bold" style:font-weight-complex="bold"/>
    </style:style>
    <style:style style:name="P16" style:family="paragraph" style:parent-style-name="Text_20_body" style:list-style-name="AdvLab-Bullet">
      <style:text-properties fo:font-weight="bold" officeooo:rsid="013bce34" officeooo:paragraph-rsid="013bce34" style:font-weight-asian="bold" style:font-weight-complex="bold"/>
    </style:style>
    <style:style style:name="P17" style:family="paragraph" style:parent-style-name="Text_20_body" style:list-style-name="AdvLab-Bullet">
      <style:text-properties fo:font-weight="bold" officeooo:rsid="013d2e62" officeooo:paragraph-rsid="013d2e62" style:font-weight-asian="bold" style:font-weight-complex="bold"/>
    </style:style>
    <style:style style:name="P18" style:family="paragraph" style:parent-style-name="Text_20_body" style:list-style-name="AdvLab-Bullet">
      <style:text-properties fo:font-weight="bold" officeooo:rsid="0140f987" officeooo:paragraph-rsid="0140f987" style:font-weight-asian="bold" style:font-weight-complex="bold"/>
    </style:style>
    <style:style style:name="P19" style:family="paragraph" style:parent-style-name="Text_20_body" style:list-style-name="AdvLab-Bullet">
      <style:text-properties fo:font-weight="bold" officeooo:rsid="01426844" officeooo:paragraph-rsid="01426844" style:font-weight-asian="bold" style:font-weight-complex="bold"/>
    </style:style>
    <style:style style:name="P20" style:family="paragraph" style:parent-style-name="Text_20_body">
      <style:text-properties officeooo:rsid="0140f987" officeooo:paragraph-rsid="0140f987"/>
    </style:style>
    <style:style style:name="T1" style:family="text">
      <style:text-properties fo:font-size="12pt" fo:font-weight="bold" officeooo:rsid="01057fde" style:font-size-asian="10.5pt"/>
    </style:style>
    <style:style style:name="T2" style:family="text">
      <style:text-properties fo:font-size="12pt" fo:font-weight="bold" officeooo:rsid="010124a3" style:font-size-asian="10.5pt"/>
    </style:style>
    <style:style style:name="T3" style:family="text">
      <style:text-properties fo:font-size="12pt" fo:font-weight="bold" officeooo:rsid="011bbfad" style:font-name-asian="Liberation Sans1" style:font-size-asian="10.5pt" style:font-name-complex="Liberation Sans1"/>
    </style:style>
    <style:style style:name="T4" style:family="text">
      <style:text-properties fo:font-size="12pt" fo:font-weight="bold" officeooo:rsid="0137112d" style:font-name-asian="Liberation Sans1" style:font-size-asian="10.5pt" style:font-name-complex="Liberation Sans1"/>
    </style:style>
    <style:style style:name="T5" style:family="text">
      <style:text-properties officeooo:rsid="0050f0df"/>
    </style:style>
    <style:style style:name="T6" style:family="text">
      <style:text-properties officeooo:rsid="00b1e0fa" style:font-name-asian="Liberation Sans1" style:font-name-complex="Liberation Sans1"/>
    </style:style>
    <style:style style:name="T7" style:family="text">
      <style:text-properties officeooo:rsid="010563d1"/>
    </style:style>
    <style:style style:name="T8" style:family="text">
      <style:text-properties officeooo:rsid="0050f0df" style:font-name-asian="Liberation Serif" style:font-name-complex="Liberation Serif"/>
    </style:style>
    <style:style style:name="T9" style:family="text">
      <style:text-properties officeooo:rsid="0050f0df" style:font-name-asian="Arial Unicode MS" style:font-name-complex="Arial Unicode MS"/>
    </style:style>
    <style:style style:name="T10" style:family="text">
      <style:text-properties officeooo:rsid="007e5b1a" style:font-name-asian="Arial Unicode MS" style:font-name-complex="Arial Unicode MS"/>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1426844"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1374f04" style:font-style-asian="normal" style:font-style-complex="normal"/>
    </style:style>
    <style:style style:name="T16" style:family="text">
      <style:text-properties fo:font-style="normal" officeooo:rsid="013e53ef" style:font-style-asian="normal" style:font-style-complex="normal"/>
    </style:style>
    <style:style style:name="T17" style:family="text">
      <style:text-properties fo:font-style="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1426844"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1426844" style:font-weight-asian="normal" style:font-weight-complex="normal"/>
    </style:style>
    <style:style style:name="T22" style:family="text">
      <style:text-properties fo:font-weight="bold" style:font-weight-asian="bold" style:font-weight-complex="bold"/>
    </style:style>
    <style:style style:name="T23" style:family="text">
      <style:text-properties officeooo:rsid="014268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P4">About 15 years ago a new term was coined, <text:span text:style-name="T11">physical computing</text:span><text:span text:style-name="T14">. Let me give you the Wikipedia introduction:</text:span></text:p>
      <text:p text:style-name="Quotations"><text:span text:style-name="T22">Physical computing</text:span> involves interactive systems that can sense and respond to the world around them. While this definition is broad enough to encompass systems such as smart automotive traffic control systems or factory automation processes, it is not commonly used to describe them. In a broader sense, physical computing is a creative framework for understanding human beings' relationship to the digital world. In practical use, the term most often describes handmade art, design or DIY hobby projects that use sensors and microcontrollers to translate analog input to a software system, and/or control electro-mechanical devices such as motors, servos, lighting or other hardware. </text:p>
      <text:p text:style-name="P2">The scientific terminology for this is <text:span text:style-name="T11">interfacing</text:span><text:span text:style-name="T14"> or</text:span><text:span text:style-name="T11"> instrumenting </text:span><text:span text:style-name="T14">– connecting a computing device to sensors (input) and controllers (output.) If you think about doing experiments you can break the process into changing parameters, and measuring what happens.</text:span></text:p>
      <text:p text:style-name="P11">Today’s lab starts you down the road to designing and building experiments.</text:p>
      <text:h text:style-name="P8" text:outline-level="1">Getting Started with Interfacing</text:h>
      <text:p text:style-name="P2">Start working through Ch. 4 <text:span text:style-name="T11">Physical computing with Raspberry Pi Pico</text:span><text:span text:style-name="T14">. </text:span><text:span text:style-name="T15">Here are some notes.</text:span></text:p>
      <text:list xml:id="list917692997" text:style-name="AdvLab-Bullet">
        <text:list-item>
          <text:p text:style-name="P13"><text:span text:style-name="T14">Importing</text:span><text:span text:style-name="T18">. Python, like most programming languages, is a general purpose language that people use for a wide variety of purposes. So the basic language leaves out commands that are specialized. Like most languages, there is a way to extend the languages for specific purposes. In python this is done by </text:span><text:span text:style-name="T12">importing modules</text:span><text:span text:style-name="T18">. All other languages have a way to do this. For example, in c++ libraries are add by the </text:span><text:span text:style-name="Teletype"><text:span text:style-name="T17">include</text:span></text:span><text:span text:style-name="T18"> statement. </text:span></text:p>
          <text:p text:style-name="P13"><text:span text:style-name="T18">It is crucial for you to learn how importing works in python, and what modules are available for you to import. For example, to use common mathematical functions you import the </text:span><text:span text:style-name="Teletype"><text:span text:style-name="T17">math</text:span></text:span><text:span text:style-name="T18"> module. How do you find out what is in a module? After you import a module you can use the </text:span><text:span text:style-name="Teletype"><text:span text:style-name="T17">help</text:span></text:span><text:span text:style-name="T18"> function. For the </text:span><text:span text:style-name="Teletype"><text:span text:style-name="T17">math</text:span></text:span><text:span text:style-name="T18"> example, if you type </text:span><text:span text:style-name="Teletype"><text:span text:style-name="T17">help(math)</text:span></text:span><text:span text:style-name="T18"> you will get a list of what is in the math module: things like </text:span><text:span text:style-name="Teletype"><text:span text:style-name="T17">pi</text:span></text:span><text:span text:style-name="T18">, </text:span><text:span text:style-name="Teletype"><text:span text:style-name="T17">sqrt</text:span></text:span><text:span text:style-name="T18">, </text:span><text:span text:style-name="Teletype"><text:span text:style-name="T17">sin</text:span></text:span><text:span text:style-name="T18">, </text:span><text:span text:style-name="Teletype"><text:span text:style-name="T17">cos</text:span></text:span><text:span text:style-name="T18">, </text:span><text:span text:style-name="Teletype"><text:span text:style-name="T17">exp</text:span></text:span><text:span text:style-name="T18">, and more. I use this all of the time You should learn to do it too!</text:span></text:p>
          <text:p text:style-name="P14"><text:span text:style-name="T18">To get a list of all of the available builtin modules type </text:span><text:span text:style-name="Teletype"><text:span text:style-name="T17">help(‘modules’)</text:span></text:span><text:span text:style-name="T18">. You will learn how to use many of the modules in this course.</text:span></text:p>
        </text:list-item>
        <text:list-item>
          <text:p text:style-name="P15"><text:span text:style-name="T14">The LED</text:span><text:span text:style-name="T18">. The PicoW has a few difference from the Pico the book is written for. Instead of </text:span></text:p>
        </text:list-item>
      </text:list>
      <text:p text:style-name="P5"><text:span text:style-name="T18"><text:tab/></text:span><text:span text:style-name="Teletype"><text:span text:style-name="T17">led_onboard = machine.Pin(25, machine.Pin.OUT)</text:span></text:span></text:p>
      <text:p text:style-name="P12"><text:tab/>Use </text:p>
      <text:p text:style-name="P5"><text:span text:style-name="T18"><text:tab/></text:span><text:span text:style-name="Teletype"><text:span text:style-name="T17">led_onboard = machine.Pin(LED, machine.Pin.OUT)</text:span></text:span></text:p>
      <text:list xml:id="list105906932450028" text:continue-numbering="true" text:style-name="AdvLab-Bullet">
        <text:list-item>
          <text:p text:style-name="P16"><text:span text:style-name="T14">Challenge 1</text:span><text:span text:style-name="T18"> (pg. 49) </text:span><text:span text:style-name="T12">Longer Light-Up</text:span><text:span text:style-name="T18">. Use the led_onboard.value() function to make the LED stay on longer, then shorter. Finally change your code so the LED is on half as long as it is off.</text:span></text:p>
        </text:list-item>
        <text:list-item>
          <text:p text:style-name="P16"><text:span text:style-name="T14">Challenge 2</text:span><text:span text:style-name="T18"> (pg. 53) </text:span><text:span text:style-name="T12">Multiple LED’s</text:span><text:span text:style-name="T18">. Wire up three external LED’s of different colors. Program them to turn on and off successively and continue that pattern.</text:span></text:p>
        </text:list-item>
        <text:list-item>
          <text:p text:style-name="P17"><text:span text:style-name="T14">Challeng</text:span><text:span text:style-name="T16">e 3</text:span><text:span text:style-name="T18"> (pg. 57) </text:span><text:span text:style-name="T12">Building It Up</text:span><text:span text:style-name="T18">. Work through the challenge, then wire an external button and two LED’s, and program things so you can turn each LED or both at the same time, or turn both off by pushing the button.</text:span></text:p>
        </text:list-item>
      </text:list>
      <text:h text:style-name="P9" text:outline-level="1"><text:soft-page-break/>Chapter 5 – Traffic Light Controller</text:h>
      <text:p text:style-name="P3">Note: The topics of threads, introduced on page 62, is actually an advanced topic. You have to be careful using threads because getting them to communicate with each other is a trick and subtle issue.</text:p>
      <text:list xml:id="list105905857958986" text:continue-numbering="true" text:style-name="AdvLab-Bullet">
        <text:list-item>
          <text:p text:style-name="P18">Challenge 4<text:span text:style-name="T20"> (pg. 66) Add a second button that operates like the first so a pedestrian on either side of the road can trigger the walk.</text:span></text:p>
        </text:list-item>
      </text:list>
      <text:h text:style-name="P10" text:outline-level="1">Chapter 6 – Reaction Game</text:h>
      <text:p text:style-name="P3">This chapter introduces interrupt routines, a very important topic in interfacing a microcontroller to the real world. You will use interrupts in other projects later in the course.</text:p>
      <text:p text:style-name="P3">Work through and build the Reaction Time games in this chapter. <text:span text:style-name="T23">This is a challenging activity! Follow directions carefully.</text:span></text:p>
      <text:list xml:id="list105906213663945" text:continue-numbering="true" text:style-name="AdvLab-Bullet">
        <text:list-item>
          <text:p text:style-name="P18">Challenge 5<text:span text:style-name="T20"> (pg. </text:span><text:span text:style-name="T21">74) Make the modifications suggested in the </text:span><text:span text:style-name="T13">Challenge</text:span><text:span text:style-name="T19"> box.</text:span></text:p>
        </text:list-item>
        <text:list-item>
          <text:p text:style-name="P19"><text:span text:style-name="T14">Challenge 6</text:span><text:span text:style-name="T18"> (pg. 79) Make the three person modification and print out how fast the first person’s reaction time wa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Rounded MT Bold" svg:font-family="'Arial Rounded MT Bold'" style:font-adornments="Regular" style:font-pitch="variable"/>
    <style:font-face style:name="Arial Unicode MS" svg:font-family="'Arial Unicode MS'" style:font-family-generic="system" style:font-pitch="variable"/>
    <style:font-face style:name="Cambria" svg:font-family="Cambria" style:font-adornments="Regular"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style:font-family-generic="modern" style:font-pitch="variable"/>
    <style:font-face style:name="Liberation Sans" svg:font-family="'Liberation Sans'" style:font-family-generic="swiss" style:font-pitch="variable"/>
    <style:font-face style:name="Liberation Sans1" svg:font-family="'Liberation Sans'" style:font-adornments="Bold" style:font-family-generic="swiss"/>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Liberation Serif2" fo:font-family="'Liberation Serif'"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Liberation Sans" fo:font-family="'Liberation Sans'"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master-page-name="">
      <loext:graphic-properties draw:fill="solid" draw:fill-color="#faebd7"/>
      <style:paragraph-properties fo:margin-left="0.6in" fo:margin-right="0.6in" fo:margin-top="0.0402in" fo:margin-bottom="0.0598in" style:contextual-spacing="false" fo:text-indent="0in" style:auto-text-indent="false" style:page-number="auto" fo:background-color="#faebd7" fo:padding="0.0201in" fo:border="0.74pt solid #000000">
        <style:tab-stops/>
      </style:paragraph-properties>
      <style:text-properties fo:font-size="11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faebd7" draw:fill-image-width="0in" draw:fill-image-height="0in"/>
      <style:paragraph-properties fo:margin-top="0.0799in" fo:margin-bottom="0.0402in" style:contextual-spacing="false" fo:background-color="#faebd7" fo:padding="0.0201in" fo:border="0.99pt solid #d2b48c" style:shadow="none" style:writing-mode="lr-tb">
        <style:tab-stops/>
      </style:paragraph-properties>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faebd7"/>
      <style:paragraph-properties fo:margin-top="0.0799in" fo:margin-bottom="0.0402in" style:contextual-spacing="false" fo:background-color="#faebd7" fo:padding="0.0201in" fo:border="0.99pt solid #d2b48c"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faebd7"/>
      <style:paragraph-properties fo:margin-top="0.0799in" fo:margin-bottom="0.0402in" style:contextual-spacing="false" style:page-number="auto" fo:background-color="#faebd7"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Liberation Sans3"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style:font-name="Liberation Sans2" fo:font-family="'Liberation Sans'" style:font-style-name="Bold" style:font-family-generic="swiss" style:font-pitch="variable"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Liberation Sans2" fo:font-family="'Liberation San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loext:graphic-properties draw:fill="solid" draw:fill-color="#e0efd4"/>
      <style:paragraph-properties fo:text-align="center" style:justify-single-word="false" fo:background-color="#e0efd4" fo:padding="0.0201in" fo:border="2.01pt solid #95231f" style:shadow="none"/>
      <style:text-properties fo:color="#95231f" loext:opacity="100%" style:font-name="Arial Rounded MT Bold" fo:font-family="'Arial Rounded MT Bold'" style:font-style-name="Regular" style:font-pitch="variable" fo:font-size="11pt" fo:background-color="transparen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Liberation Mono1" fo:font-family="'Liberation Mono'" style:font-style-name="Bold" style:font-family-generic="modern" style:font-pitch="fixed" fo:font-size="9pt" fo:font-weight="bold" fo:background-color="transparent" style:font-size-asian="10.5pt" fo:hyphenate="false" fo:hyphenation-remain-char-count="2" fo:hyphenation-push-char-count="2" loext:hyphenation-no-caps="false"/>
    </style:style>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Liberation Mono2"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Code" style:family="text" style:parent-style-name="Citation">
      <style:text-properties fo:color="#000000" loext:opacity="100%" style:font-name="Liberation Mono1" fo:font-family="'Liberation Mono'" style:font-style-name="Bold" style:font-family-generic="modern" style:font-pitch="fixed" fo:font-size="9pt" fo:font-style="normal" fo:font-weight="bold" style:letter-kerning="false" fo:background-color="transparent" loext:padding="0.0201in" loext:border="none"/>
    </style:style>
    <style:style style:name="Citation" style:family="text">
      <style:text-properties fo:font-style="italic" style:font-style-asian="italic" style:font-style-complex="italic"/>
    </style:style>
    <style:style style:name="Line_20_numbering" style:display-name="Line numbering" style:family="text"/>
    <style:style style:name="Example" style:family="text">
      <style:text-properties style:font-name="Liberation Mono" fo:font-family="'Liberation Mono'" style:font-family-generic="modern" style:font-pitch="fixed" fo:font-size="11pt" fo:font-weight="bol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AdvLab-Numbered">
      <text:list-level-style-number text:level="1" loext:num-list-format=" %1%." style:num-prefix=" "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space" fo:text-indent="-0.3in" fo:margin-left="0.6in"/>
        </style:list-level-properties>
      </text:list-level-style-number>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874in" fo:text-indent="-0.1965in" fo:margin-left="0.7874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839in" fo:text-indent="-0.1965in" fo:margin-left="0.9839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811in" fo:text-indent="-0.1965in" fo:margin-left="1.1811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8in" fo:text-indent="-0.1965in" fo:margin-left="1.378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752in" fo:text-indent="-0.1965in" fo:margin-left="1.5752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717in" fo:text-indent="-0.1965in" fo:margin-left="1.7717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689in" fo:text-indent="-0.1965in" fo:margin-left="1.9689in"/>
        </style:list-level-properties>
        <style:text-properties fo:font-family="StarSymbol"/>
      </text:list-level-style-bullet>
    </text:list-style>
    <text:list-style style:name="Check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ist1Bold">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AdvLab-Bullet">
      <text:list-level-style-bullet text:level="1" text:style-name="Bullet_20_Symbols" loext:num-list-format="%1%" text:bullet-char="•">
        <style:list-level-properties text:list-level-position-and-space-mode="label-alignment">
          <style:list-level-label-alignment text:label-followed-by="space" fo:text-indent="-0.3in" fo:margin-left="0.3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percentage-style style:name="N12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paragraph-rsid="007deb7f"/>
    </style:style>
    <style:style style:name="MP2" style:family="paragraph" style:parent-style-name="Header">
      <style:paragraph-properties>
        <style:tab-stops>
          <style:tab-stop style:position="3.5043in" style:type="center"/>
          <style:tab-stop style:position="6.9244in" style:type="right"/>
        </style:tab-stops>
      </style:paragraph-properties>
      <style:text-properties style:font-name="Liberation Sans" officeooo:rsid="01365684" officeooo:paragraph-rsid="01426cca"/>
    </style:style>
    <style:style style:name="MP3" style:family="paragraph" style:parent-style-name="Footer">
      <style:paragraph-properties>
        <style:tab-stops>
          <style:tab-stop style:position="3.5591in" style:type="center"/>
          <style:tab-stop style:position="6.9366in" style:type="right"/>
        </style:tab-stops>
      </style:paragraph-properties>
      <style:text-properties style:font-name="Liberation Serif1" officeooo:paragraph-rsid="0050f0df"/>
    </style:style>
    <style:style style:name="MT1" style:family="text">
      <style:text-properties fo:font-size="12pt" fo:font-weight="bold" officeooo:rsid="01057fde" style:font-size-asian="10.5pt"/>
    </style:style>
    <style:style style:name="MT2" style:family="text">
      <style:text-properties officeooo:rsid="0050f0df"/>
    </style:style>
    <style:style style:name="MT3" style:family="text">
      <style:text-properties fo:font-size="12pt" fo:font-weight="bold" officeooo:rsid="011bbfad" style:font-name-asian="Liberation Sans1" style:font-size-asian="10.5pt" style:font-name-complex="Liberation Sans1"/>
    </style:style>
    <style:style style:name="MT4" style:family="text">
      <style:text-properties fo:font-size="12pt" fo:font-weight="bold" officeooo:rsid="0137112d" style:font-name-asian="Liberation Sans1" style:font-size-asian="10.5pt" style:font-name-complex="Liberation Sans1"/>
    </style:style>
    <style:style style:name="MT5" style:family="text">
      <style:text-properties officeooo:rsid="00b1e0fa" style:font-name-asian="Liberation Sans1" style:font-name-complex="Liberation Sans1"/>
    </style:style>
    <style:style style:name="MT6" style:family="text">
      <style:text-properties fo:font-size="12pt" fo:font-weight="bold" officeooo:rsid="010124a3" style:font-size-asian="10.5pt"/>
    </style:style>
    <style:style style:name="MT7" style:family="text">
      <style:text-properties officeooo:rsid="010563d1"/>
    </style:style>
    <style:style style:name="MT8" style:family="text">
      <style:text-properties officeooo:rsid="0050f0df" style:font-name-asian="Liberation Serif" style:font-name-complex="Liberation Serif"/>
    </style:style>
    <style:style style:name="MT9" style:family="text">
      <style:text-properties officeooo:rsid="0050f0df" style:font-name-asian="Arial Unicode MS" style:font-name-complex="Arial Unicode MS"/>
    </style:style>
    <style:style style:name="MT10" style:family="text">
      <style:text-properties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header>
        <text:p text:style-name="MP1"><text:span text:style-name="MT1">Microcontrollers in Labs</text:span><text:span text:style-name="MT2"><text:tab/></text:span><text:span text:style-name="MT3">Lab </text:span><text:span text:style-name="MT4">2</text:span><text:span text:style-name="MT3"> – </text:span><text:span text:style-name="MT4">Physical Computing</text:span><text:span text:style-name="MT5"><text:tab/></text:span><text:span text:style-name="MT6">Fall</text:span><text:span text:style-name="MT2"> 202</text:span><text:span text:style-name="MT7">4</text:span></text:p>
        <text:p text:style-name="MP2">Names __________________________________________________________________</text:p>
      </style:header>
      <style:footer>
        <text:p text:style-name="MP3"><text:file-name text:display="name-and-extension">Lab02-Physical_Computing.odt</text:file-name><text:tab/><text:span text:style-name="MT8">—</text:span><text:span text:style-name="MT9"> </text:span><text:span text:style-name="MT9"><text:page-number text:select-page="current">2</text:page-number></text:span><text:span text:style-name="MT9"><text:s/></text:span><text:span text:style-name="MT10">of </text:span><text:span text:style-name="MT10"><text:page-count>2</text:page-count></text:span><text:span text:style-name="MT9"><text:s/></text:span><text:span text:style-name="MT8">—</text:span><text:span text:style-name="MT9"><text:tab/></text:span><text:span text:style-name="MT9"><text:date style:data-style-name="N49" text:date-value="2024-07-23T10:59:05.208935625">2024-07-23</text:date></text:span><text:span text:style-name="MT9">, </text:span><text:span text:style-name="MT9"><text:time style:data-style-name="N60" text:time-value="2024-07-23T10:59:05.209102844">10:58</text:tim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11:33:54.371096552</meta:creation-date>
    <meta:editing-duration>PT1H33M34S</meta:editing-duration>
    <meta:editing-cycles>19</meta:editing-cycles>
    <meta:generator>LibreOffice/7.3.7.2$Linux_X86_64 LibreOffice_project/30$Build-2</meta:generator>
    <meta:initial-creator>Prof Huster</meta:initial-creator>
    <dc:date>2024-07-23T10:59:05.076679429</dc:date>
    <dc:creator>Prof Huster</dc:creator>
    <meta:document-statistic meta:table-count="0" meta:image-count="0" meta:object-count="0" meta:page-count="2" meta:paragraph-count="28" meta:word-count="690" meta:character-count="4161" meta:non-whitespace-character-count="3496"/>
  </office:meta>
</office:document-meta>
</file>